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06e0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06e0c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MBR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part0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part1</text:p>
          </table:table-cell>
          <table:covered-table-cell/>
          <table:table-cell table:style-name="ce3" office:value-type="string" calcext:value-type="string" table:number-columns-spanned="2" table:number-rows-spanned="1">
            <text:p>part2</text:p>
          </table:table-cell>
          <table:covered-table-cell/>
          <table:table-cell table:style-name="ce3" office:value-type="string" calcext:value-type="string" table:number-columns-spanned="2" table:number-rows-spanned="1">
            <text:p>part3</text:p>
          </table:table-cell>
          <table:covered-table-cell/>
          <table:table-cell table:style-name="ce3" office:value-type="string" calcext:value-type="string" table:number-columns-spanned="2" table:number-rows-spanned="1">
            <text:p>libre</text:p>
          </table:table-cell>
          <table:covered-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tamaño disco</text:p>
          </table:table-cell>
          <table:table-cell/>
          <table:table-cell office:value-type="string" calcext:value-type="string">
            <text:p>tamañ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Star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rtDis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untOcup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MBR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part1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part2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part3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part4</text:p>
          </table:table-cell>
          <table:covered-table-cell table:style-name="ce9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fin</text:p>
          </table:table-cell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style-name="ce9" office:value-type="string" calcext:value-type="string">
            <text:p>inicio</text:p>
          </table:table-cell>
          <table:table-cell table:style-name="ce9" office:value-type="string" calcext:value-type="string">
            <text:p>fi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64" calcext:value-type="float">
            <text:p>164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464" calcext:value-type="float">
            <text:p>464</text:p>
          </table:table-cell>
          <table:table-cell table:style-name="ce9" office:value-type="float" office:value="465" calcext:value-type="float">
            <text:p>465</text:p>
          </table:table-cell>
          <table:table-cell table:style-name="ce9" office:value-type="float" office:value="764" calcext:value-type="float">
            <text:p>76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amaño</text:p>
          </table:table-cell>
          <table:table-cell table:style-name="ce5" office:value-type="float" office:value="165" calcext:value-type="float">
            <text:p>165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9" office:value-type="float" office:value="200" calcext:value-type="float">
            <text:p>200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/>
          <table:table-cell table:style-name="ce9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11" office:value-type="float" office:value="859" calcext:value-type="float" table:number-columns-spanned="8" table:number-rows-spanned="1">
            <text:p>859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12" office:value-type="float" office:value="759" calcext:value-type="float" table:number-columns-spanned="6" table:number-rows-spanned="1">
            <text:p>759</text:p>
          </table:table-cell>
          <table:covered-table-cell table:style-name="Default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style-name="ce14" office:value-type="float" office:value="559" calcext:value-type="float" table:number-columns-spanned="4" table:number-rows-spanned="1">
            <text:p>559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6" office:value-type="float" office:value="259" calcext:value-type="float" table:number-columns-spanned="2" table:number-rows-spanned="1">
            <text:p>259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9"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x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string" calcext:value-type="string">
            <text:p>x</text:p>
          </table:table-cell>
          <table:table-cell office:value-type="string" calcext:value-type="string">
            <text:p>EN 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office:value-type="string" calcext:value-type="string">
            <text:p>EN 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office:value-type="string" calcext:value-type="string">
            <text:p>EN 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EN 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x</text:p>
          </table:table-cell>
          <table:table-cell office:value-type="string" calcext:value-type="string">
            <text:p>EN 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22" office:value-type="string" calcext:value-type="string">
            <text:p>x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string" calcext:value-type="string">
            <text:p>EN 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x</text:p>
          </table:table-cell>
          <table:table-cell office:value-type="string" calcext:value-type="string">
            <text:p>EN 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table:style-name="ce23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EN 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 table:style-name="ce23" office:value-type="string" calcext:value-type="string">
            <text:p>x</text:p>
          </table:table-cell>
          <table:table-cell office:value-type="string" calcext:value-type="string">
            <text:p>EN 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09:09.327962535</meta:creation-date>
    <meta:editing-duration>P1DT10H45M7S</meta:editing-duration>
    <meta:editing-cycles>5</meta:editing-cycles>
    <meta:generator>LibreOffice/7.3.7.2$Linux_X86_64 LibreOffice_project/30$Build-2</meta:generator>
    <dc:date>2024-03-07T18:07:54.064016404</dc:date>
    <meta:document-statistic meta:table-count="1" meta:cell-count="188" meta:object-count="0"/>
  </office:meta>
</office:document-meta>
</file>